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13b2ff" officeooo:paragraph-rsid="0013b2ff" style:font-size-asian="12pt" style:font-size-complex="12pt"/>
    </style:style>
    <style:style style:name="P2" style:family="paragraph" style:parent-style-name="Standard">
      <loext:graphic-properties draw:fill="solid" draw:fill-color="#ffffff"/>
      <style:paragraph-properties fo:background-color="#ffffff" fo:padding="0in" fo:border="none" style:shadow="none"/>
      <style:text-properties fo:font-size="12pt" officeooo:rsid="0013b2ff" officeooo:paragraph-rsid="0013b2ff" style:font-size-asian="12pt" style:font-size-complex="12pt"/>
    </style:style>
    <style:style style:name="T1" style:family="text">
      <style:text-properties fo:color="#000000" loext:opacity="100%" style:font-name="JetBrains Mono" fo:font-size="16.5pt" fo:font-style="normal" fo:font-weight="normal" style:font-size-asian="16.5pt" style:font-style-asian="normal" style:font-weight-asian="normal"/>
    </style:style>
    <style:style style:name="T2" style:family="text">
      <style:text-properties fo:color="#000000" loext:opacity="100%" style:font-name="JetBrains Mono" fo:font-style="normal" fo:font-weight="normal" style:font-style-asian="normal" style:font-weight-asian="normal"/>
    </style:style>
    <style:style style:name="T3" style:family="text">
      <style:text-properties fo:color="#080808" loext:opacity="100%" style:font-name="JetBrains Mono" fo:font-size="16.5pt" fo:font-style="normal" fo:font-weight="normal" style:font-size-asian="16.5pt" style:font-style-asian="normal" style:font-weight-asian="normal"/>
    </style:style>
    <style:style style:name="T4" style:family="text">
      <style:text-properties fo:color="#080808" loext:opacity="100%" style:font-name="JetBrains Mono" fo:font-style="normal" fo:font-weight="normal" style:font-style-asian="normal" style:font-weight-asian="normal"/>
    </style:style>
    <style:style style:name="T5" style:family="text">
      <style:text-properties fo:color="#805900" loext:opacity="100%" style:font-name="JetBrains Mono" fo:font-size="16.5pt" fo:font-style="normal" fo:font-weight="normal" style:font-size-asian="16.5pt" style:font-style-asian="normal" style:font-weight-asian="normal"/>
    </style:style>
    <style:style style:name="T6" style:family="text">
      <style:text-properties fo:color="#805900" loext:opacity="100%" style:font-name="JetBrains Mono" fo:font-style="normal" fo:font-weight="normal" style:font-style-asian="normal" style:font-weight-asian="normal"/>
    </style:style>
    <style:style style:name="T7" style:family="text">
      <style:text-properties fo:color="#36666b" loext:opacity="100%" style:font-name="JetBrains Mono" fo:font-size="16.5pt" fo:font-style="normal" fo:font-weight="normal" style:font-size-asian="16.5pt" style:font-style-asian="normal" style:font-weight-asian="normal"/>
    </style:style>
    <style:style style:name="T8" style:family="text">
      <style:text-properties fo:color="#36666b" loext:opacity="100%" style:font-name="JetBrains Mono" fo:font-style="normal" fo:font-weight="normal" style:font-style-asian="normal" style:font-weight-asian="normal"/>
    </style:style>
    <style:style style:name="T9" style:family="text">
      <style:text-properties fo:color="#0033b3" loext:opacity="100%" style:font-name="JetBrains Mono" fo:font-size="16.5pt" fo:font-style="normal" fo:font-weight="normal" style:font-size-asian="16.5pt" style:font-style-asian="normal" style:font-weight-asian="normal"/>
    </style:style>
    <style:style style:name="T10" style:family="text">
      <style:text-properties fo:color="#0033b3" loext:opacity="100%" style:font-name="JetBrains Mono" fo:font-style="normal" fo:font-weight="normal" style:font-style-asian="normal" style:font-weight-asian="normal"/>
    </style:style>
    <style:style style:name="T11" style:family="text">
      <style:text-properties fo:color="#1750eb" loext:opacity="100%" style:font-name="JetBrains Mono" fo:font-size="16.5pt" fo:font-style="normal" fo:font-weight="normal" style:font-size-asian="16.5pt" style:font-style-asian="normal" style:font-weight-asian="normal"/>
    </style:style>
    <style:style style:name="T12" style:family="text">
      <style:text-properties fo:color="#1750eb" loext:opacity="100%" style:font-name="JetBrains Mono" fo:font-style="normal" fo:font-weight="normal" style:font-style-asian="normal" style:font-weight-asian="normal"/>
    </style:style>
    <style:style style:name="T13" style:family="text">
      <style:text-properties officeooo:rsid="0015186d"/>
    </style:style>
    <style:style style:name="T14" style:family="text">
      <style:text-properties officeooo:rsid="001571a8"/>
    </style:style>
    <style:style style:name="T15" style:family="text">
      <style:text-properties officeooo:rsid="001706ec"/>
    </style:style>
    <style:style style:name="T16" style:family="text">
      <style:text-properties fo:color="#067d17" loext:opacity="100%" style:font-name="JetBrains Mono" fo:font-size="16.5pt" fo:font-style="normal" fo:font-weight="normal" style:font-size-asian="16.5pt" style:font-style-asian="normal" style:font-weight-asian="normal"/>
    </style:style>
    <style:style style:name="T17" style:family="text">
      <style:text-properties fo:color="#067d17" loext:opacity="100%" style:font-name="JetBrains Mono" fo:font-style="normal" fo:font-weight="normal"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n-crypto: Less secured more likely to collide, If two hashes are same we can not surely say that they are actually same but if two hashes are not same they are not surely same. Returns 32 bit unsig<text:span text:style-name="T13">n</text:span>ed integer.</text:p>
      <text:p text:style-name="P1"/>
      <text:p text:style-name="P2"><text:span text:style-name="T2">h </text:span><text:span text:style-name="T4">:= </text:span><text:span text:style-name="T6">crc32</text:span><text:span text:style-name="T4">.</text:span><text:span text:style-name="T8">NewIEEE</text:span><text:span text:style-name="T4">()</text:span><text:line-break/><text:span text:style-name="T2">h</text:span><text:span text:style-name="T4">.</text:span><text:span text:style-name="T8">Write</text:span><text:span text:style-name="T4">([]</text:span><text:span text:style-name="T10">byte</text:span><text:span text:style-name="T4">{</text:span><text:span text:style-name="T12">1</text:span><text:span text:style-name="T4">, </text:span><text:span text:style-name="T12">2</text:span><text:span text:style-name="T4">, </text:span><text:span text:style-name="T12">4</text:span><text:span text:style-name="T4">, </text:span><text:span text:style-name="T12">4</text:span><text:span text:style-name="T4">})</text:span><text:line-break/><text:span text:style-name="T2">v </text:span><text:span text:style-name="T4">:= </text:span><text:span text:style-name="T2">h</text:span><text:span text:style-name="T4">.</text:span><text:span text:style-name="T8">Sum32</text:span><text:span text:style-name="T4">()</text:span><text:line-break/><text:span text:style-name="T6">fmt</text:span><text:span text:style-name="T4">.</text:span><text:span text:style-name="T8">Println</text:span><text:span text:style-name="T4">(</text:span><text:span text:style-name="T2">v</text:span><text:span text:style-name="T4">)</text:span></text:p>
      <text:p text:style-name="P1"/>
      <text:p text:style-name="P1">Crypto: More secured <text:span text:style-name="T14">returns length 20 byte slice. </text:span><text:span text:style-name="T15">It is irreversible.</text:span></text:p>
      <text:p text:style-name="P2"><text:span text:style-name="T2">h1 </text:span><text:span text:style-name="T4">:= </text:span><text:span text:style-name="T6">sha1</text:span><text:span text:style-name="T4">.</text:span><text:span text:style-name="T8">New</text:span><text:span text:style-name="T4">()</text:span><text:line-break/><text:span text:style-name="T2">h1</text:span><text:span text:style-name="T4">.</text:span><text:span text:style-name="T8">Write</text:span><text:span text:style-name="T4">([]</text:span><text:span text:style-name="T10">byte</text:span><text:span text:style-name="T4">(</text:span><text:span text:style-name="T17">"tets"</text:span><text:span text:style-name="T4">))</text:span><text:line-break/><text:span text:style-name="T2">bs </text:span><text:span text:style-name="T4">:= </text:span><text:span text:style-name="T2">h1</text:span><text:span text:style-name="T4">.</text:span><text:span text:style-name="T8">Sum</text:span><text:span text:style-name="T4">([]</text:span><text:span text:style-name="T10">byte</text:span><text:span text:style-name="T4">{})</text:span><text:line-break/><text:span text:style-name="T6">fmt</text:span><text:span text:style-name="T4">.</text:span><text:span text:style-name="T8">Println</text:span><text:span text:style-name="T4">(</text:span><text:span text:style-name="T2">bs</text:span><text:span text:style-name="T4">)</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0:00:46.803562657</meta:creation-date>
    <meta:generator>LibreOffice/7.3.7.2$Linux_X86_64 LibreOffice_project/30$Build-2</meta:generator>
    <dc:date>2023-07-11T10:09:12.449240346</dc:date>
    <meta:editing-duration>PT8M23S</meta:editing-duration>
    <meta:editing-cycles>5</meta:editing-cycles>
    <meta:document-statistic meta:table-count="0" meta:image-count="0" meta:object-count="0" meta:page-count="1" meta:paragraph-count="4" meta:word-count="69" meta:character-count="439" meta:non-whitespace-character-count="374"/>
  </office:meta>
</office:document-meta>
</file>